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bold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bold"/>
    </style:style>
    <style:style style:name="P4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bold" officeooo:paragraph-rsid="0015b79f"/>
    </style:style>
    <style:style style:name="P5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Google Sans" fo:font-size="16.5pt" fo:letter-spacing="normal" fo:font-style="normal" fo:font-weight="normal" officeooo:paragraph-rsid="0015b79f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222222" loext:opacity="100%" style:font-name="Ubuntu" fo:font-size="12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ats/Prob </text:p>
      <text:p text:style-name="P4">Assignment# 3</text:p>
      <text:p text:style-name="P1"/>
      <text:p text:style-name="P1">The deadline is strictlyon<text:span text:style-name="T1">Friday 04-Dec-2020 09.00pm</text:span>.</text:p>
      <text:p text:style-name="P2"/>
      <text:p text:style-name="P3"/>
      <text:list xml:id="list837068592" text:style-name="L1">
        <text:list-item>
          <text:p text:style-name="P7">Find a list of numbers online. Any data of your choice would do. The list should have at least 30 numbers in it.</text:p>
        </text:list-item>
        <text:list-item>
          <text:p text:style-name="P7">Calculate the arithmetic mean, median and Q1 and Q3 of the numbers. </text:p>
        </text:list-item>
        <text:list-item>
          <text:p text:style-name="P7">Take these numbers into the notebook and create a box plot for these. Make sure you label the plot correctly.</text:p>
        </text:list-item>
        <text:list-item>
          <text:p text:style-name="P7">For submission, include screenshots of all the code in detail. Make sure you write brief a description of each step in comments. For the calculations done by hand, include the basic formulae used and calculations done as comments at the top of the notebook.</text:p>
        </text:list-item>
        <text:list-item>
          <text:p text:style-name="P8">(If you know markdown, you can create a markdown cell in the notebook to show your working as well.)</text:p>
        </text:list-item>
      </text:list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09:43:22.715572624</meta:creation-date>
    <dc:date>2020-12-08T09:45:43.751184133</dc:date>
    <meta:editing-duration>PT2M24S</meta:editing-duration>
    <meta:editing-cycles>1</meta:editing-cycles>
    <meta:document-statistic meta:table-count="0" meta:image-count="0" meta:object-count="0" meta:page-count="1" meta:paragraph-count="9" meta:word-count="132" meta:character-count="734" meta:non-whitespace-character-count="612"/>
    <meta:generator>LibreOffice/7.0.3.1$Linux_X86_64 LibreOffice_project/00$Build-1</meta:generator>
  </office:meta>
</office:document-meta>
</file>